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2.6536">
            <text:p>82.65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5.7174">
            <text:p>95.717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3077">
            <text:p>96.307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3618">
            <text:p>97.361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8.1222">
            <text:p>98.1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919">
            <text:p>97.591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655">
            <text:p>96.6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556">
            <text:p>96.9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3641">
            <text:p>97.3641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97.51">
            <text:p>97.5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5522">
            <text:p>96.55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992">
            <text:p>97.99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2605">
            <text:p>96.260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8769">
            <text:p>96.8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0579">
            <text:p>96.05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5.8191">
            <text:p>95.8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796">
            <text:p>96.79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526">
            <text:p>97.6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8864">
            <text:p>96.88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7417">
            <text:p>96.7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9667">
            <text:p>95.9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9491">
            <text:p>96.949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6.9773">
            <text:p>96.97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588">
            <text:p>97.58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7417">
            <text:p>96.7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2588">
            <text:p>96.258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7.5019">
            <text:p>97.501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7.4228">
            <text:p>97.422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5.695">
            <text:p>95.69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8808">
            <text:p>96.880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7.9542">
            <text:p>97.95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6421">
            <text:p>97.64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85">
            <text:p>95.8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5733">
            <text:p>98.5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05">
            <text:p>97.0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974">
            <text:p>96.797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5.9382">
            <text:p>95.938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4182">
            <text:p>97.41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604">
            <text:p>97.6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5765">
            <text:p>98.57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4278">
            <text:p>96.4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62">
            <text:p>97.6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625">
            <text:p>98.0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2482">
            <text:p>96.24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4048">
            <text:p>95.404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8647">
            <text:p>96.8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92">
            <text:p>95.9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406">
            <text:p>97.640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5.6643">
            <text:p>95.6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425">
            <text:p>97.42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23">
            <text:p>96.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85">
            <text:p>95.8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87">
            <text:p>96.78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5818">
            <text:p>95.58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2216">
            <text:p>97.221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8567">
            <text:p>95.856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7.7308">
            <text:p>97.730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588">
            <text:p>97.458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6.1913">
            <text:p>96.191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8567">
            <text:p>97.856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8.14">
            <text:p>98.1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1531">
            <text:p>97.153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0555">
            <text:p>97.0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644">
            <text:p>97.64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3864">
            <text:p>97.386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6.5306">
            <text:p>96.530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6.4775">
            <text:p>96.47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2807">
            <text:p>97.280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5.4375">
            <text:p>95.4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187">
            <text:p>99.1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1163">
            <text:p>97.116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698">
            <text:p>98.069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7905">
            <text:p>97.790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3583">
            <text:p>98.3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452">
            <text:p>97.945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.725">
            <text:p>98.7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78">
            <text:p>96.7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8938">
            <text:p>96.893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6.3283">
            <text:p>96.328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4389">
            <text:p>96.4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6214">
            <text:p>95.6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6881">
            <text:p>96.688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7.4667">
            <text:p>97.4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1.7867">
            <text:p>91.7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5091">
            <text:p>96.5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1054">
            <text:p>96.105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.3836">
            <text:p>97.383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148">
            <text:p>97.714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3095">
            <text:p>96.309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7.3375">
            <text:p>97.337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6277">
            <text:p>96.627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5813">
            <text:p>98.5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4688">
            <text:p>95.468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5">
            <text:p>97.9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5733">
            <text:p>98.5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5727">
            <text:p>95.5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6074">
            <text:p>96.607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9111">
            <text:p>95.9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0929">
            <text:p>97.0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4.8111">
            <text:p>94.8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9556">
            <text:p>96.9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3571">
            <text:p>96.357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6773">
            <text:p>96.677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6.7931">
            <text:p>96.793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0474">
            <text:p>96.047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6.408">
            <text:p>96.40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3563">
            <text:p>97.3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8453">
            <text:p>96.845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5357">
            <text:p>98.5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4786">
            <text:p>98.4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3394">
            <text:p>97.3394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96.5091">
            <text:p>96.50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0072">
            <text:p>97.00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3087">
            <text:p>98.30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812">
            <text:p>96.8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4.9897">
            <text:p>94.989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5.4875">
            <text:p>95.4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316">
            <text:p>97.6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1">
            <text:p>98.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551">
            <text:p>96.955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6.4182">
            <text:p>96.418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5.7">
            <text:p>95.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0667">
            <text:p>97.066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04">
            <text:p>96.0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2809">
            <text:p>97.280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926">
            <text:p>97.39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4818">
            <text:p>97.48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3667">
            <text:p>96.366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1308">
            <text:p>96.1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9308">
            <text:p>96.930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761">
            <text:p>97.676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7.7308">
            <text:p>97.7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4769">
            <text:p>98.4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8173">
            <text:p>96.817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2941">
            <text:p>96.29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5">
            <text:p>96.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7375">
            <text:p>96.7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9137">
            <text:p>95.9137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7.1564">
            <text:p>97.156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62">
            <text:p>96.6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9682">
            <text:p>96.96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4235">
            <text:p>97.4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3857">
            <text:p>95.385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6.1826">
            <text:p>96.182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053">
            <text:p>97.105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333">
            <text:p>97.6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745">
            <text:p>97.74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429">
            <text:p>98.34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1292">
            <text:p>97.129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7371">
            <text:p>97.737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6635">
            <text:p>96.663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7.4235">
            <text:p>97.4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4.8333">
            <text:p>94.8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705">
            <text:p>96.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3795">
            <text:p>97.3795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96.4023">
            <text:p>96.402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4.2167">
            <text:p>94.2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6292">
            <text:p>96.629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5.3611">
            <text:p>95.3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3162">
            <text:p>96.316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918">
            <text:p>96.91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211">
            <text:p>96.6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5.95">
            <text:p>95.9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2949">
            <text:p>96.294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7.0286">
            <text:p>97.02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8667">
            <text:p>96.866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3571">
            <text:p>96.357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882">
            <text:p>98.588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0824">
            <text:p>95.08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3846">
            <text:p>95.3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8138">
            <text:p>96.813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215">
            <text:p>97.21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8882">
            <text:p>96.888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533">
            <text:p>97.2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8552">
            <text:p>98.855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083">
            <text:p>97.508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8963">
            <text:p>95.89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0369">
            <text:p>97.036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296">
            <text:p>97.729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29">
            <text:p>96.92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1">
            <text:p>96.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7585">
            <text:p>96.7585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6214">
            <text:p>95.6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5316">
            <text:p>96.531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21">
            <text:p>96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4154">
            <text:p>98.4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1667">
            <text:p>97.16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2577">
            <text:p>97.25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4143">
            <text:p>95.414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95">
            <text:p>96.9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8667">
            <text:p>96.866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5.9111">
            <text:p>95.9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0263">
            <text:p>96.026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5.3846">
            <text:p>95.3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1767">
            <text:p>96.17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3833">
            <text:p>96.38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1592">
            <text:p>98.159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313">
            <text:p>97.3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222">
            <text:p>98.02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9125">
            <text:p>96.91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95">
            <text:p>96.9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844">
            <text:p>96.384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0438">
            <text:p>96.0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2">
            <text:p>97.6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4867">
            <text:p>96.4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4278">
            <text:p>96.4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533">
            <text:p>97.2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563">
            <text:p>97.3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5">
            <text:p>96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57">
            <text:p>97.285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25">
            <text:p>97.7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282">
            <text:p>96.328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9.2231">
            <text:p>99.2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829">
            <text:p>97.18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9813">
            <text:p>97.981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7974">
            <text:p>96.797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1308">
            <text:p>96.1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0949">
            <text:p>97.094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8346">
            <text:p>96.834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5.7118">
            <text:p>95.71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2727">
            <text:p>98.2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482">
            <text:p>96.248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3417">
            <text:p>98.3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715">
            <text:p>96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18">
            <text:p>95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1526">
            <text:p>97.1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8018">
            <text:p>96.801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4415">
            <text:p>96.441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6.8675">
            <text:p>96.867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4.1833">
            <text:p>94.1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7417">
            <text:p>96.7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3846">
            <text:p>95.3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4909">
            <text:p>96.4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.7909">
            <text:p>93.7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067">
            <text:p>97.80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7568">
            <text:p>96.756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58">
            <text:p>97.5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0104">
            <text:p>96.010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96.8967">
            <text:p>96.89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6388">
            <text:p>96.638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4.5">
            <text:p>94.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4652">
            <text:p>97.465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7.9217">
            <text:p>97.921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3485">
            <text:p>97.348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2727">
            <text:p>98.2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4.25">
            <text:p>94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3429">
            <text:p>96.3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419">
            <text:p>96.941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929">
            <text:p>96.9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7571">
            <text:p>97.75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3783">
            <text:p>98.378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079">
            <text:p>97.0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8883">
            <text:p>96.888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6853">
            <text:p>97.685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735">
            <text:p>97.7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4909">
            <text:p>96.4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175">
            <text:p>99.1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4909">
            <text:p>96.49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147">
            <text:p>96.214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8.56">
            <text:p>98.5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98">
            <text:p>95.9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5.64">
            <text:p>95.6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7417">
            <text:p>96.7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9948">
            <text:p>95.994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5.0917">
            <text:p>95.0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0219">
            <text:p>97.021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3964">
            <text:p>97.396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426">
            <text:p>96.442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2921">
            <text:p>96.292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333">
            <text:p>97.63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6.8022">
            <text:p>96.802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7.6526">
            <text:p>97.6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1462">
            <text:p>97.146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6273">
            <text:p>95.6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8362">
            <text:p>96.836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7.9304">
            <text:p>97.930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95">
            <text:p>95.89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7.2484">
            <text:p>97.248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3465">
            <text:p>97.346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114">
            <text:p>96.114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97.2493">
            <text:p>97.249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8417">
            <text:p>95.84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212">
            <text:p>96.321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6.4">
            <text:p>96.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676">
            <text:p>96.467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705">
            <text:p>97.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3606">
            <text:p>97.36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9077">
            <text:p>96.907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8.0625">
            <text:p>98.0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2727">
            <text:p>98.272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7.4826">
            <text:p>97.482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2818">
            <text:p>98.28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9708">
            <text:p>97.970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4462">
            <text:p>98.4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144">
            <text:p>96.14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3692">
            <text:p>95.3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9515">
            <text:p>96.95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8456">
            <text:p>96.845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5.8944">
            <text:p>95.894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1842">
            <text:p>98.184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5722">
            <text:p>97.57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5945">
            <text:p>97.59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3692">
            <text:p>95.3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5783">
            <text:p>96.578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9945">
            <text:p>96.994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4.8111">
            <text:p>94.8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936">
            <text:p>97.293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7683">
            <text:p>96.768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formula="of:=SUM([.A1:.A500])/500" office:value-type="float" office:value="97.4284690000001">
            <text:p>97.428469</text:p>
          </table:table-cell>
          <table:table-cell table:formula="of:=SUM([.B1:.B500])/500" office:value-type="float" office:value="21.26">
            <text:p>21.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04/15/2011</text:date>, <text:time>16:4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5T16:42:55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